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1a25df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a25df" style:font-size-asian="13pt" style:font-name-complex="Sanskrit 2003" style:font-size-complex="13pt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Sanskrit 2003" fo:font-size="13pt" officeooo:paragraph-rsid="001a25df" style:font-size-asian="13pt" style:font-name-complex="Sanskrit 2003" style:font-size-complex="13pt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1a25df" style:font-size-asian="13pt" style:font-weight-asian="bold" style:font-name-complex="Sanskrit 2003" style:font-size-complex="13pt" style:font-weight-complex="bold"/>
    </style:style>
    <style:style style:name="T1" style:family="text">
      <style:text-properties officeooo:rsid="02943263"/>
    </style:style>
    <style:style style:name="T2" style:family="text">
      <style:text-properties officeooo:rsid="027cb9c7"/>
    </style:style>
    <style:style style:name="T3" style:family="text">
      <style:text-properties officeooo:rsid="027cbe39"/>
    </style:style>
    <style:style style:name="T4" style:family="text">
      <style:text-properties officeooo:rsid="026f3c37"/>
    </style:style>
    <style:style style:name="T5" style:family="text">
      <style:text-properties officeooo:rsid="027235b4"/>
    </style:style>
    <style:style style:name="T6" style:family="text">
      <style:text-properties officeooo:rsid="02742150"/>
    </style:style>
    <style:style style:name="T7" style:family="text">
      <style:text-properties officeooo:rsid="0275bd84"/>
    </style:style>
    <style:style style:name="T8" style:family="text">
      <style:text-properties officeooo:rsid="027e0331"/>
    </style:style>
    <style:style style:name="T9" style:family="text">
      <style:text-properties officeooo:rsid="027fbf64"/>
    </style:style>
    <style:style style:name="T10" style:family="text">
      <style:text-properties officeooo:rsid="02808437"/>
    </style:style>
    <style:style style:name="T11" style:family="text">
      <style:text-properties officeooo:rsid="0283d38a"/>
    </style:style>
    <style:style style:name="T12" style:family="text">
      <style:text-properties officeooo:rsid="0284690e"/>
    </style:style>
    <style:style style:name="T13" style:family="text">
      <style:text-properties officeooo:rsid="0285e9c9"/>
    </style:style>
    <style:style style:name="T14" style:family="text">
      <style:text-properties officeooo:rsid="0287f388"/>
    </style:style>
    <style:style style:name="T15" style:family="text">
      <style:text-properties officeooo:rsid="0289a91d"/>
    </style:style>
    <style:style style:name="T16" style:family="text">
      <style:text-properties officeooo:rsid="027684a3"/>
    </style:style>
    <style:style style:name="T17" style:family="text">
      <style:text-properties fo:color="#000000"/>
    </style:style>
    <style:style style:name="T18" style:family="text">
      <style:text-properties fo:color="#000000" officeooo:rsid="0278a926"/>
    </style:style>
    <style:style style:name="T19" style:family="text">
      <style:text-properties fo:color="#000000" officeooo:rsid="0289a91d"/>
    </style:style>
    <style:style style:name="T20" style:family="text">
      <style:text-properties fo:color="#000000" officeooo:rsid="028af4ca"/>
    </style:style>
    <style:style style:name="T21" style:family="text">
      <style:text-properties officeooo:rsid="028cfce0"/>
    </style:style>
    <style:style style:name="T22" style:family="text">
      <style:text-properties officeooo:rsid="028d5675"/>
    </style:style>
    <style:style style:name="T23" style:family="text">
      <style:text-properties officeooo:rsid="028f2f47"/>
    </style:style>
    <style:style style:name="T24" style:family="text">
      <style:text-properties officeooo:rsid="0278a926"/>
    </style:style>
    <style:style style:name="T25" style:family="text">
      <style:text-properties officeooo:rsid="02912474"/>
    </style:style>
    <style:style style:name="T26" style:family="text">
      <style:text-properties officeooo:rsid="02914665"/>
    </style:style>
    <style:style style:name="T27" style:family="text">
      <style:text-properties officeooo:rsid="0291ed11"/>
    </style:style>
    <style:style style:name="T28" style:family="text">
      <style:text-properties officeooo:rsid="02924542"/>
    </style:style>
    <style:style style:name="T29" style:family="text">
      <style:text-properties officeooo:rsid="029332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अथ<text:span text:style-name="T2">ैको</text:span>नविंश<text:span text:style-name="T3">ो</text:span>ऽध्यायः । </text:p>
      <text:p text:style-name="P4">कश्यपवंशवर्णनम् ।</text:p>
      <text:p text:style-name="P3"><text:tab/><text:tab/><text:tab/>अग्निरुवाच -</text:p>
      <text:p text:style-name="P2">कश्यपस्य वदे सर्गमदित्यादिषु हे मुने । <text:line-break/>चाक्षुषे तुषिता देवास्तेऽदित्यां कश्यपात्पुनः ॥१<text:span text:style-name="T4">॥</text:span> <text:line-break/>आसन्विष्णुश्च शक्रश्च त्वष्टा धाता तथा<text:span text:style-name="T5">ऽर्य</text:span>मा । <text:s/><text:line-break/>पूषा विवस्वान् सविता मित्रो<text:span text:style-name="T5">ऽ</text:span>थ वरुणो भगः ॥२<text:span text:style-name="T4">॥</text:span> <text:line-break/>अंशुश्च द्वादशा<text:span text:style-name="T6">ऽऽ</text:span>दित्या आसन्वैवस्वते<text:span text:style-name="T5">ऽ</text:span>न्तरे । <text:line-break/>अरिष्टनेमिपत्नीनामपत्यानीह षोडश ॥३<text:span text:style-name="T4">॥</text:span> <text:line-break/>बहुपुत्र<text:span text:style-name="T5">स्य</text:span> विदुषश्चतस्रो विद्युतः सुताः ।<text:line-break/>प्रत्यङ्गिरसजाः श्रेष्ठाः कृशाश्वस्य सुरायुधाः ॥४<text:span text:style-name="T4">॥</text:span> <text:line-break/>उदयास्तमने सूर्ये तद्वदेते युगे युगे । <text:s/><text:line-break/>हिरण्यकशिपु<text:span text:style-name="T7">र्दि</text:span>त्यां हिरण्याक्षश्च कश्यपात् ॥५<text:span text:style-name="T5">॥</text:span> </text:p>
      <text:p text:style-name="P2">सिंहिका चाभवत्कन्या विप्रचित्तेः परिग्रहः । <text:s/><text:line-break/>राहुप्रभृतयस्तस्यां सैंहिकेया इति श्रुताः ॥६<text:span text:style-name="T7">॥</text:span> <text:line-break/>हिरण्यकशिपोः पुत्राश्चत्वारः प्रथितौजसः । <text:line-break/>अनुह्<text:span text:style-name="T8">ला</text:span>दश्च ह्लादश्च प्रह्<text:span text:style-name="T8">ला</text:span>दश्चातिवैष्णवः ॥७<text:span text:style-name="T7">॥</text:span> <text:line-break/>संह्<text:span text:style-name="T9">ला</text:span>दश्च चतुर्थो<text:span text:style-name="T9">ऽ</text:span>भूत् ह्<text:span text:style-name="T10">ला</text:span>दपुत्रो ह्<text:span text:style-name="T10">ल</text:span>दस्तथा । <text:s/><text:line-break/>ह्रदस्य पुत्र<text:note text:id="ftn1" text:note-class="footnote"><text:note-citation>1</text:note-citation><text:note-body><text:p text:style-name="Footnote"><text:s/><text:span text:style-name="T10">संह्लादपुत्र</text:span></text:p></text:note-body></text:note> आयुष्मान् शिबिर्वास्कल एव च ॥८<text:span text:style-name="T7">॥</text:span> <text:line-break/>विरो<text:span text:style-name="T11">च</text:span>नस्तु प्राह्<text:span text:style-name="T12">ला</text:span>दिर्बलिर्जज्ञे विरोचनात् । <text:line-break/>बलेः पुत्रशतं त्वासीद्<text:span text:style-name="T12">बा</text:span>णश्रेष्ठं<text:note text:id="ftn2" text:note-class="footnote"><text:note-citation>2</text:note-citation><text:note-body><text:p text:style-name="Footnote"><text:s/><text:span text:style-name="T12">ज्येष्ठं</text:span></text:p></text:note-body></text:note> <text:s/>महामुने ॥९<text:span text:style-name="T7">॥</text:span> <text:line-break/><text:soft-page-break/>पुराकल्पे हि <text:span text:style-name="T12">बा</text:span>णेन<text:note text:id="ftn3" text:note-class="footnote"><text:note-citation>3</text:note-citation><text:note-body><text:p text:style-name="Footnote"><text:s/><text:span text:style-name="T12">हिरण्येन</text:span></text:p></text:note-body></text:note> प्रसाद्योमापतिं वरः<text:note text:id="ftn4" text:note-class="footnote"><text:note-citation>4</text:note-citation><text:note-body><text:p text:style-name="Footnote"><text:s/><text:span text:style-name="T13">प्रभुम्</text:span></text:p></text:note-body></text:note> । <text:line-break/>पार्श्वतो विहरिष्यामीत्येवं प्राप्तश्च ईश्वरात् <text:s/>॥१०<text:span text:style-name="T7">॥</text:span> <text:line-break/>हिरण्याक्षसुताः पञ्च शम्बरः शकुनिस्त्विति । <text:line-break/>द्विमू<text:span text:style-name="T14">र्धा</text:span> शङ्कुरार्यश्च <text:s/>शतमासन्दनोः सुताः ॥११<text:span text:style-name="T7">॥</text:span> <text:line-break/>स्वर्भानो<text:span text:style-name="T14">ः सु</text:span>प्रभा कन्या पुलोम्नस्तु शची स्मृता । <text:line-break/>उपदानवी हयशिरा श<text:span text:style-name="T14">र्मि</text:span>ष्ठा वार्षपर्वणी ॥१२<text:span text:style-name="T7">॥</text:span> <text:line-break/>पुलोमा कालका चैव वैश्वानरसुते उभे ।<text:line-break/>कश्यपस्य तु <text:span text:style-name="T14">भार्ये</text:span> द्वे तयोः पुत्राश्च कोटयः ॥१३<text:span text:style-name="T7">॥</text:span> <text:line-break/>प्रह्<text:span text:style-name="T14">ला</text:span>दस्य चतुष्कोट्यो निवातकवचाः कुले । <text:line-break/>ताम्रायाः षट्<text:span text:style-name="T15">‌</text:span>सुताः स्युश्च काकी श्वेनी च भास्यपि ॥१४<text:span text:style-name="T16">॥</text:span> <text:line-break/><text:span text:style-name="T17">गृध्रिका शुचि सुग्रीवा <text:s/>ताभ्यः काकादयोऽभवन् । </text:span></text:p>
      <text:p text:style-name="P2"><text:span text:style-name="T17">अश्वाश्चोष्ट्राश्च ताम्राया अरुणो गरुडस्तथा ॥१५</text:span><text:span text:style-name="T18">॥</text:span><text:span text:style-name="T17"> <text:line-break/>विनतायाः, सहस्र</text:span><text:span text:style-name="T19">ं तु</text:span><text:span text:style-name="T17"> सर्पाश्च सुरसाभवाः । <text:line-break/>काद्रवेयाः सहस्र</text:span><text:span text:style-name="T19">ं तु</text:span><text:span text:style-name="T17"> शेषवासुकितक्षकाः ॥१६</text:span><text:span text:style-name="T18">॥</text:span><text:span text:style-name="T17"> <text:line-break/>दंष्ट्रिणः क्रोधवश</text:span><text:span text:style-name="T20">गा</text:span><text:span text:style-name="T17"> धरोत्थाः</text:span><text:span text:style-name="T17"><text:note text:id="ftn5" text:note-class="footnote"><text:note-citation>5</text:note-citation><text:note-body><text:p text:style-name="Footnote"><text:s/><text:span text:style-name="T21">धरायाः</text:span> </text:p></text:note-body></text:note></text:span><text:span text:style-name="T17"> पक्षिणो जले । <text:line-break/>सुरभ्यां गोमहिष्यादि इरोत्पन्नास्तृणादयः ॥१७</text:span><text:span text:style-name="T18">॥</text:span><text:span text:style-name="T17"> </text:span><text:line-break/>खसायां यक्षरक्षांसि मुनेर<text:span text:style-name="T22">प्स</text:span>रसो<text:span text:style-name="T22">ऽ</text:span>भवन् । <text:line-break/>अरिष्टायान्तु गन्धर्वाः कश्यपाद्धि स्थिर<text:span text:style-name="T23">ं वरम्</text:span> ॥१८<text:span text:style-name="T24">॥</text:span> <text:line-break/>एषां पुत्रादयोऽसङ्ख्या देवैर्वै दानवा जिताः । <text:line-break/>दितिर्विनष्टपुत्रा वै तोषयामास कश्यप<text:span text:style-name="T23">म्</text:span> ॥१९<text:span text:style-name="T24">॥</text:span> <text:line-break/>पुत्रमिन्द्रप्रह<text:span text:style-name="T25">र्ता</text:span>रमिच्छती प्राप कश्यपात् । <text:line-break/><text:soft-page-break/>पादाप्रक्षालनात्सुप्ता तस्या गर्भं जघान ह ॥२०<text:span text:style-name="T26">॥</text:span> <text:line-break/>छिद्रमन्विष्य चेन्द्रस्तु ते देवा मरुतोऽभवन् ।<text:line-break/>शक्रस्यैकोनपञ्चाशत्सहाया दीप्ततेजसः ॥२१<text:span text:style-name="T26">॥</text:span> <text:line-break/>एतत्सर्वं हरिर्ब्रह्मा अभिषिच्य पृथुं नृप<text:span text:style-name="T26">म्</text:span> । <text:line-break/>ददौ क्रमेण राज्यानि अन्येषामधिपो हरिः ॥२२<text:span text:style-name="T26">॥</text:span> <text:line-break/>द्विजौषधीनां चन्द्र<text:span text:style-name="T26">स्तु</text:span> अपान्तु वरुणो नृपः । <text:line-break/>राज्ञां वैश्रवणो राजा सूर्याणां विष्णुरीश्वरः ॥२३<text:span text:style-name="T26">॥</text:span> <text:line-break/>वसूनां पावको राजा मरुतां वासवः प्रभुः । <text:line-break/>प्रजापतीनां दक्षो<text:span text:style-name="T27">ऽ</text:span>थ प्रह्लादो दानवाधिपः ॥२४<text:span text:style-name="T26">॥</text:span> <text:line-break/>पितॄणां च यमो राजा भूतादीनां<text:note text:id="ftn6" text:note-class="footnote"><text:note-citation>6</text:note-citation><text:note-body><text:p text:style-name="Footnote"><text:s/><text:span text:style-name="T27">भूतानां च</text:span></text:p></text:note-body></text:note> हरः प्रभुः । <text:line-break/>हिमवांश्चैव शैलानां नदीनां सागरः प्रभुः ॥२५<text:span text:style-name="T28">॥</text:span> </text:p>
      <text:p text:style-name="P1">गन्धर्वाणां चित्ररथो नागानामथ वासुकिः ।<text:line-break/>सर्पाणां तक्षको राजा गरुडः पक्षिणामथ ॥२६<text:span text:style-name="T28">॥</text:span> <text:line-break/>ऐरावतो गजेन्द्राणां गोवृषो<text:span text:style-name="T29">ऽ</text:span>थ गवामपि । <text:line-break/>मृग<text:span text:style-name="T29">ा</text:span>णामथ शा<text:span text:style-name="T29">र्दू</text:span>लः प्लक्षो वनस्पतीश्वरः ॥२७<text:span text:style-name="T28">॥</text:span> <text:line-break/>उच्चैःश्रवास्तथा<text:span text:style-name="T1">ऽ</text:span>श्वानां सुधन्वा पूर्वपालकः ।<text:line-break/>दक्षिणस्यां शङ्खपदः केतुमान्पालको जले ॥ २८॥<text:line-break/>हिरण्यरोमकः सौम्ये प्रतिसर्गो<text:span text:style-name="T1">ऽ</text:span>यमीरितः <text:span text:style-name="T28">॥२९॥</text:span></text:p>
      <text:p text:style-name="P1"><text:line-break/>इत्यादिमाहापुराणे आग्नेये <text:span text:style-name="T1">कश्यपवंश</text:span>वर्णनं नाम <text:span text:style-name="T1">एकोनविंशो</text:span>ऽध्यायः 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2:09:43.518836474</meta:creation-date>
    <dc:date>2017-03-20T12:21:59.718699807</dc:date>
    <meta:editing-duration>PT1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4" meta:word-count="326" meta:character-count="1543" meta:non-whitespace-character-count="1161"/>
  </office:meta>
</office:document-meta>
</file>